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8" style:family="paragraph" style:parent-style-name="Standard">
      <style:text-properties fo:color="#000000" fo:font-size="12pt" style:font-size-asian="10.5pt" style:font-size-complex="12pt"/>
    </style:style>
    <style:style style:name="P39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1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2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80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81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82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83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84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85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86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87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0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92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93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94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95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96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99" style:family="paragraph" style:parent-style-name="Standard">
      <style:text-properties officeooo:rsid="00117a91" officeooo:paragraph-rsid="00117a91"/>
    </style:style>
    <style:style style:name="P100" style:family="paragraph" style:parent-style-name="Standard">
      <style:text-properties officeooo:rsid="00117a91" officeooo:paragraph-rsid="0012b21c"/>
    </style:style>
    <style:style style:name="P101" style:family="paragraph" style:parent-style-name="Standard">
      <style:text-properties officeooo:rsid="0012b21c" officeooo:paragraph-rsid="0012b21c"/>
    </style:style>
    <style:style style:name="P102" style:family="paragraph" style:parent-style-name="Standard">
      <style:text-properties officeooo:rsid="0012b21c" officeooo:paragraph-rsid="001b5eb4"/>
    </style:style>
    <style:style style:name="P103" style:family="paragraph" style:parent-style-name="Standard">
      <style:text-properties officeooo:paragraph-rsid="000ff0f2"/>
    </style:style>
    <style:style style:name="P104" style:family="paragraph" style:parent-style-name="Standard">
      <style:text-properties officeooo:paragraph-rsid="00169804"/>
    </style:style>
    <style:style style:name="P105" style:family="paragraph" style:parent-style-name="Standard">
      <style:text-properties officeooo:rsid="00169804" officeooo:paragraph-rsid="00169804"/>
    </style:style>
    <style:style style:name="P106" style:family="paragraph" style:parent-style-name="Standard">
      <style:text-properties officeooo:paragraph-rsid="00199be6"/>
    </style:style>
    <style:style style:name="P107" style:family="paragraph" style:parent-style-name="Standard">
      <style:text-properties officeooo:rsid="00199be6" officeooo:paragraph-rsid="00199be6"/>
    </style:style>
    <style:style style:name="P108" style:family="paragraph" style:parent-style-name="Standard">
      <style:text-properties officeooo:rsid="00199be6" officeooo:paragraph-rsid="001d5b9e"/>
    </style:style>
    <style:style style:name="P109" style:family="paragraph" style:parent-style-name="Standard">
      <style:text-properties officeooo:paragraph-rsid="001b5eb4"/>
    </style:style>
    <style:style style:name="P110" style:family="paragraph" style:parent-style-name="Standard">
      <style:text-properties officeooo:rsid="001b5eb4" officeooo:paragraph-rsid="001b5eb4"/>
    </style:style>
    <style:style style:name="P111" style:family="paragraph" style:parent-style-name="Standard">
      <style:text-properties officeooo:paragraph-rsid="001bb130"/>
    </style:style>
    <style:style style:name="P112" style:family="paragraph" style:parent-style-name="Standard">
      <style:text-properties officeooo:paragraph-rsid="001d5b9e"/>
    </style:style>
    <style:style style:name="P113" style:family="paragraph" style:parent-style-name="Standard">
      <style:text-properties officeooo:rsid="001d74c4" officeooo:paragraph-rsid="001ef0ce"/>
    </style:style>
    <style:style style:name="P114" style:family="paragraph" style:parent-style-name="Standard">
      <style:text-properties officeooo:rsid="001ef0ce" officeooo:paragraph-rsid="001ef0ce"/>
    </style:style>
    <style:style style:name="P115" style:family="paragraph" style:parent-style-name="Standard">
      <style:text-properties officeooo:paragraph-rsid="0028b8be"/>
    </style:style>
    <style:style style:name="P116" style:family="paragraph" style:parent-style-name="Standard">
      <style:text-properties officeooo:rsid="00174b84" officeooo:paragraph-rsid="0028b8be"/>
    </style:style>
    <style:style style:name="P117" style:family="paragraph" style:parent-style-name="Standard">
      <style:text-properties officeooo:rsid="00174b84" officeooo:paragraph-rsid="0030f5c1"/>
    </style:style>
    <style:style style:name="P118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19" style:family="paragraph" style:parent-style-name="Standard">
      <style:text-properties officeooo:paragraph-rsid="0037c5e0"/>
    </style:style>
    <style:style style:name="P120" style:family="paragraph" style:parent-style-name="Standard">
      <style:text-properties officeooo:paragraph-rsid="003d04a3"/>
    </style:style>
    <style:style style:name="P121" style:family="paragraph" style:parent-style-name="Standard">
      <style:text-properties officeooo:paragraph-rsid="0041f89c"/>
    </style:style>
    <style:style style:name="P122" style:family="paragraph" style:parent-style-name="Standard">
      <style:text-properties officeooo:paragraph-rsid="004c2209"/>
    </style:style>
    <style:style style:name="P123" style:family="paragraph" style:parent-style-name="Standard">
      <style:text-properties officeooo:paragraph-rsid="00587052"/>
    </style:style>
    <style:style style:name="P124" style:family="paragraph" style:parent-style-name="Standard">
      <style:text-properties officeooo:rsid="005df30b" officeooo:paragraph-rsid="005df30b"/>
    </style:style>
    <style:style style:name="P125" style:family="paragraph" style:parent-style-name="Standard">
      <style:text-properties officeooo:paragraph-rsid="00648d75"/>
    </style:style>
    <style:style style:name="P126" style:family="paragraph" style:parent-style-name="Standard">
      <style:text-properties officeooo:paragraph-rsid="00107839"/>
    </style:style>
    <style:style style:name="P127" style:family="paragraph" style:parent-style-name="Standard">
      <style:paragraph-properties fo:line-height="100%"/>
      <style:text-properties officeooo:paragraph-rsid="006157fd"/>
    </style:style>
    <style:style style:name="P128" style:family="paragraph" style:parent-style-name="Standard">
      <style:paragraph-properties fo:line-height="100%"/>
      <style:text-properties officeooo:paragraph-rsid="00676397"/>
    </style:style>
    <style:style style:name="P129" style:family="paragraph" style:parent-style-name="Standard">
      <style:paragraph-properties fo:line-height="100%"/>
      <style:text-properties officeooo:paragraph-rsid="0079a52e"/>
    </style:style>
    <style:style style:name="P130" style:family="paragraph" style:parent-style-name="Standard">
      <style:paragraph-properties fo:line-height="100%"/>
      <style:text-properties officeooo:paragraph-rsid="007bdf53"/>
    </style:style>
    <style:style style:name="P131" style:family="paragraph" style:parent-style-name="Standard">
      <style:paragraph-properties fo:line-height="100%"/>
      <style:text-properties officeooo:paragraph-rsid="007dd587"/>
    </style:style>
    <style:style style:name="P132" style:family="paragraph" style:parent-style-name="Standard">
      <style:paragraph-properties fo:line-height="100%"/>
      <style:text-properties officeooo:paragraph-rsid="0082a3bc"/>
    </style:style>
    <style:style style:name="P133" style:family="paragraph" style:parent-style-name="Standard">
      <style:paragraph-properties fo:line-height="100%"/>
      <style:text-properties officeooo:rsid="0068ac5c" officeooo:paragraph-rsid="0068ac5c"/>
    </style:style>
    <style:style style:name="P134" style:family="paragraph" style:parent-style-name="Standard">
      <style:text-properties officeooo:paragraph-rsid="00732490"/>
    </style:style>
    <style:style style:name="P135" style:family="paragraph" style:parent-style-name="Standard">
      <style:text-properties officeooo:rsid="0076694d" officeooo:paragraph-rsid="0076694d"/>
    </style:style>
    <style:style style:name="P136" style:family="paragraph" style:parent-style-name="Standard">
      <style:text-properties officeooo:paragraph-rsid="007dd587"/>
    </style:style>
    <style:style style:name="P137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38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39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40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41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42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43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44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45" style:family="paragraph" style:parent-style-name="Standard">
      <style:paragraph-properties fo:break-before="page"/>
      <style:text-properties officeooo:rsid="000eb3ca" officeooo:paragraph-rsid="00107839"/>
    </style:style>
    <style:style style:name="P146" style:family="paragraph" style:parent-style-name="Standard">
      <style:paragraph-properties fo:break-before="page"/>
      <style:text-properties officeooo:rsid="000eb3ca" officeooo:paragraph-rsid="00117a91"/>
    </style:style>
    <style:style style:name="P147" style:family="paragraph" style:parent-style-name="Standard">
      <style:paragraph-properties fo:break-before="page"/>
      <style:text-properties officeooo:rsid="000eb3ca" officeooo:paragraph-rsid="00169804"/>
    </style:style>
    <style:style style:name="P148" style:family="paragraph" style:parent-style-name="Standard">
      <style:paragraph-properties fo:break-before="page"/>
      <style:text-properties officeooo:rsid="000eb3ca" officeooo:paragraph-rsid="00199be6"/>
    </style:style>
    <style:style style:name="P149" style:family="paragraph" style:parent-style-name="Standard">
      <style:paragraph-properties fo:break-before="page"/>
      <style:text-properties officeooo:rsid="000eb3ca" officeooo:paragraph-rsid="001d5b9e"/>
    </style:style>
    <style:style style:name="P150" style:family="paragraph" style:parent-style-name="Standard">
      <style:paragraph-properties fo:break-before="page"/>
      <style:text-properties officeooo:rsid="000eb3ca" officeooo:paragraph-rsid="001b5eb4"/>
    </style:style>
    <style:style style:name="P151" style:family="paragraph" style:parent-style-name="Standard">
      <style:paragraph-properties fo:line-height="100%" fo:break-before="page"/>
      <style:text-properties officeooo:paragraph-rsid="007dd587"/>
    </style:style>
    <style:style style:name="P152" style:family="paragraph" style:parent-style-name="Standard">
      <style:paragraph-properties fo:break-before="page"/>
      <style:text-properties officeooo:paragraph-rsid="007dd587"/>
    </style:style>
    <style:style style:name="P153" style:family="paragraph" style:parent-style-name="Text_20_body">
      <style:paragraph-properties fo:line-height="100%"/>
      <style:text-properties officeooo:paragraph-rsid="006157fd"/>
    </style:style>
    <style:style style:name="P154" style:family="paragraph" style:parent-style-name="Text_20_body">
      <style:paragraph-properties fo:line-height="100%"/>
      <style:text-properties officeooo:paragraph-rsid="00676397"/>
    </style:style>
    <style:style style:name="P155" style:family="paragraph" style:parent-style-name="Text_20_body">
      <style:paragraph-properties fo:line-height="100%"/>
      <style:text-properties officeooo:paragraph-rsid="007bdf53"/>
    </style:style>
    <style:style style:name="P156" style:family="paragraph" style:parent-style-name="Text_20_body">
      <style:text-properties officeooo:rsid="006157fd" officeooo:paragraph-rsid="00648d75"/>
    </style:style>
    <style:style style:name="P157" style:family="paragraph" style:parent-style-name="Text_20_body">
      <style:text-properties officeooo:rsid="006157fd" officeooo:paragraph-rsid="00732490"/>
    </style:style>
    <style:style style:name="P158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59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Text_20_body">
      <style:paragraph-properties fo:line-height="100%"/>
      <style:text-properties officeooo:paragraph-rsid="008866fa"/>
    </style:style>
    <style:style style:name="P161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162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163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64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165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166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866fa" style:font-size-asian="12pt" style:font-style-asian="normal" style:font-size-complex="12pt" style:font-style-complex="normal"/>
    </style:style>
    <style:style style:name="P167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168" style:family="paragraph" style:parent-style-name="Standard">
      <style:paragraph-properties fo:line-height="100%"/>
      <style:text-properties officeooo:paragraph-rsid="008866fa"/>
    </style:style>
    <style:style style:name="P169" style:family="paragraph" style:parent-style-name="Standard">
      <style:paragraph-properties fo:line-height="100%"/>
      <style:text-properties officeooo:paragraph-rsid="008ae196"/>
    </style:style>
    <style:style style:name="P170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0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1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71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72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73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74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75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76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77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78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79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80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81" style:family="text">
      <style:text-properties officeooo:rsid="001d5b9e"/>
    </style:style>
    <style:style style:name="T82" style:family="text">
      <style:text-properties officeooo:rsid="001ef0ce"/>
    </style:style>
    <style:style style:name="T83" style:family="text">
      <style:text-properties officeooo:rsid="0020eac3"/>
    </style:style>
    <style:style style:name="T84" style:family="text">
      <style:text-properties officeooo:rsid="001879ec"/>
    </style:style>
    <style:style style:name="T85" style:family="text">
      <style:text-properties officeooo:rsid="002a21f9"/>
    </style:style>
    <style:style style:name="T86" style:family="text">
      <style:text-properties officeooo:rsid="002b6f3c"/>
    </style:style>
    <style:style style:name="T87" style:family="text">
      <style:text-properties officeooo:rsid="002dd7dc"/>
    </style:style>
    <style:style style:name="T88" style:family="text">
      <style:text-properties officeooo:rsid="0038795f"/>
    </style:style>
    <style:style style:name="T89" style:family="text">
      <style:text-properties officeooo:rsid="0037cd49"/>
    </style:style>
    <style:style style:name="T90" style:family="text">
      <style:text-properties officeooo:rsid="003a7dcf"/>
    </style:style>
    <style:style style:name="T91" style:family="text">
      <style:text-properties fo:font-size="7pt" style:font-size-asian="7pt" style:font-size-complex="7pt"/>
    </style:style>
    <style:style style:name="T92" style:family="text">
      <style:text-properties fo:font-size="7pt" officeooo:rsid="0037cd49" style:font-size-asian="7pt" style:font-size-complex="7pt"/>
    </style:style>
    <style:style style:name="T93" style:family="text">
      <style:text-properties fo:font-size="7pt" officeooo:rsid="003a7dcf" style:font-size-asian="7pt" style:font-size-complex="7pt"/>
    </style:style>
    <style:style style:name="T94" style:family="text">
      <style:text-properties officeooo:rsid="0037c5e0"/>
    </style:style>
    <style:style style:name="T95" style:family="text">
      <style:text-properties officeooo:rsid="003c5e77"/>
    </style:style>
    <style:style style:name="T96" style:family="text">
      <style:text-properties officeooo:rsid="0041f89c"/>
    </style:style>
    <style:style style:name="T97" style:family="text">
      <style:text-properties officeooo:rsid="004600d9"/>
    </style:style>
    <style:style style:name="T98" style:family="text">
      <style:text-properties officeooo:rsid="004c2209"/>
    </style:style>
    <style:style style:name="T99" style:family="text">
      <style:text-properties officeooo:rsid="004ee334"/>
    </style:style>
    <style:style style:name="T100" style:family="text">
      <style:text-properties officeooo:rsid="00587052"/>
    </style:style>
    <style:style style:name="T101" style:family="text">
      <style:text-properties officeooo:rsid="007dd587"/>
    </style:style>
    <style:style style:name="T102" style:family="text">
      <style:text-properties officeooo:rsid="008458f4"/>
    </style:style>
    <style:style style:name="T103" style:family="text">
      <style:text-properties officeooo:rsid="007cfad9"/>
    </style:style>
    <style:style style:name="T104" style:family="text">
      <style:text-properties officeooo:rsid="008866fa"/>
    </style:style>
    <style:style style:name="T105" style:family="text">
      <style:text-properties officeooo:rsid="008b635b"/>
    </style:style>
    <style:style style:name="T106" style:family="text">
      <style:text-properties officeooo:rsid="008d3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Distribuční centrum Někdeníku Monte Karlos</text:p>
      <text:p text:style-name="P2"/>
      <text:p text:style-name="P2">Seznam <text:span text:style-name="T95">odběratelů</text:span>:</text:p>
      <text:p text:style-name="P11">daniel.klvana@email.cz,</text:p>
      <text:p text:style-name="P11">jana.klvanova@email.cz,</text:p>
      <text:p text:style-name="P13">radekkl66@seznam.cz,</text:p>
      <text:p text:style-name="P103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26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4"/>
      <text:p text:style-name="P78"/>
      <text:p text:style-name="P139"><text:span text:style-name="T44">U</text:span><text:span text:style-name="T46">vítací e-mail</text:span><text:span text:style-name="T56">y</text:span></text:p>
      <text:p text:style-name="P44"/>
      <text:p text:style-name="P75">(Vzor)</text:p>
      <text:p text:style-name="P125"><text:span text:style-name="T44">Monte Karlos </text:span><text:span text:style-name="T40">N</text:span><text:span text:style-name="T45">ěkdeník</text:span></text:p>
      <text:p text:style-name="P44"/>
      <text:p text:style-name="P125"><text:span text:style-name="T39">P</text:span><text:span text:style-name="T45">řeji krásný dobrý den</text:span><text:span text:style-name="T38">,</text:span></text:p>
      <text:p text:style-name="P55"/>
      <text:p text:style-name="P125"><text:span text:style-name="T41">t</text:span><text:span text:style-name="T45">ěší nás, že jste projevili zájem o náš časopis. Tímto jste byli zařazeni mezi pravidelné odebiratele Monte Karlos Někdeníku - nejexkluzivnějšího magazínu n</text:span><text:span text:style-name="T46">a poli</text:span><text:span text:style-name="T45"> žurnalistiky. </text:span><text:span text:style-name="T46">Záhy </text:span><text:span text:style-name="T47">V</text:span><text:span text:style-name="T46">ám také bude (společně s desítkami milionů našich spokojených čtenářů) zasláno n</text:span><text:span text:style-name="T52">ejnovější číslo Někdeníku</text:span><text:span text:style-name="T46">. </text:span><text:span text:style-name="T45">Čerstvé novinky ze závodu o post Nejvyššího vůdce všeho učitelstva, tak budete dostávat z první (a naprosto nezaujaté</text:span><text:span text:style-name="T46">)</text:span><text:span text:style-name="T45"> ruky Karlose Žebatého a šéfredaktorky Někdeníku Alžběty Ašelové</text:span><text:span text:style-name="T72">©</text:span><text:span text:style-name="T70">. M</text:span><text:span text:style-name="T71">n</text:span><text:span text:style-name="T70">ě už teď pouze dovolte popřát Vám za celou redakci mnoho příjemných chvil strávených s naší publikací.</text:span></text:p>
      <text:p text:style-name="P94"/>
      <text:p text:style-name="P55"><text:span text:style-name="T97">V</text:span>áš Lubomír Lečko</text:p>
      <text:p text:style-name="P30">vedoucí distribučního oddělení někdeníku Monte Karlos</text:p>
      <text:p text:style-name="P87"/>
      <text:p text:style-name="P156"><text:span text:style-name="T18">Pokud by jste měli jakékoliv dotazy ohledně distribuce časopisu, neváhejte se obrátit na naši zákaznickou linku umístěnou na adrese</text:span><text:span text:style-name="T24"> </text:span><text:span text:style-name="T30">Karlosova 77, 000 03 Monte Carlo 4,</text:span><text:span text:style-name="T23"> </text:span><text:span text:style-name="T18">v kuchyňce ve třetím patře.</text:span></text:p>
      <text:p text:style-name="P49"/>
      <text:p text:style-name="P49"/>
      <text:p text:style-name="P135"><text:span text:style-name="T44">(</text:span><text:span text:style-name="T31">Pro pana Šarocha)</text:span></text:p>
      <text:p text:style-name="P134"><text:span text:style-name="T44">Monte Karlos </text:span><text:span text:style-name="T40">N</text:span><text:span text:style-name="T45">ěkdeník</text:span></text:p>
      <text:p text:style-name="P49"/>
      <text:p text:style-name="P96">Přeji krásný dobrý den,</text:p>
      <text:p text:style-name="P95"/>
      <text:p text:style-name="P95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95"/>
      <text:p text:style-name="P60"><text:span text:style-name="T97">V</text:span>áš Lubomír Lečko</text:p>
      <text:p text:style-name="P35">vedoucí distribučního oddělení někdeníku Monte Karlos</text:p>
      <text:p text:style-name="P91"/>
      <text:p text:style-name="P157"><text:span text:style-name="T18">Pokud by jste měl jakékoliv dotazy ohledně distribuce časopisu, neváhejte se obrátit na naši zákaznickou linku umístěnou na adrese</text:span><text:span text:style-name="T24"> </text:span><text:span text:style-name="T30">Karlosova 77, 000 03 Monte Carlo 4,</text:span><text:span text:style-name="T23"> </text:span><text:span text:style-name="T18">v kuchyňce ve třetím patře.</text:span></text:p>
      <text:p text:style-name="P137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45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8"/>
      <text:p text:style-name="P3"/>
      <text:p text:style-name="P146">Monte Karlos 2<text:span text:style-name="T9">5</text:span>-2019</text:p>
      <text:p text:style-name="P3"/>
      <text:p text:style-name="P99">Zdravím všechny naše věrné čtenáře,</text:p>
      <text:p text:style-name="P99"/>
      <text:p text:style-name="P100">opět vychází nové číslo někdeníku, možná si říkáte že je to trochu brzy, jenže náš časopis nemůže vycházet jen tak kdy se nám <text:span text:style-name="T10">z</text:span>líbí, naopak musí vycházet někdy.</text:p>
      <text:p text:style-name="P100"/>
      <text:p text:style-name="P100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99"/>
      <text:p text:style-name="P101">Doufám, že se Vám bude dnešní číslo líbit alespoň tak jako mně, Váš</text:p>
      <text:p text:style-name="P101"/>
      <text:p text:style-name="P101">Lubomír Lečko</text:p>
      <text:p text:style-name="P19">vedoucí distribučního oddělení někdeníku Monte Karlos</text:p>
      <text:p text:style-name="P19"/>
      <text:p text:style-name="P79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47">Monte Karlos 2<text:span text:style-name="T11">6</text:span>-2019</text:p>
      <text:p text:style-name="P104"/>
      <text:p text:style-name="P105">Dobrý den,</text:p>
      <text:p text:style-name="P105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04"/>
      <text:p text:style-name="P104"><text:span text:style-name="T11">Ať </text:span>Vám <text:span text:style-name="T11">při čtení takříkajíc </text:span><text:span text:style-name="T12">„nevypadnou oči z důlků“</text:span> přeje</text:p>
      <text:p text:style-name="P104"/>
      <text:p text:style-name="P104">Lubomír Lečko</text:p>
      <text:p text:style-name="P20">vedoucí distribučního oddělení někdeníku Monte Karlos</text:p>
      <text:p text:style-name="P19"/>
      <text:p text:style-name="P79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48">Monte Karlos 2<text:span text:style-name="T13">8</text:span>-2019</text:p>
      <text:p text:style-name="P106"/>
      <text:p text:style-name="P107">Vážené dámy a pánové, milí příznivci Někdeníku.</text:p>
      <text:p text:style-name="P107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07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06"/>
      <text:p text:style-name="P106">Lubomír Lečko</text:p>
      <text:p text:style-name="P21">vedoucí distribučního oddělení někdeníku Monte Karlos</text:p>
      <text:p text:style-name="P21"/>
      <text:p text:style-name="P80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59" text:outline-level="2"/>
      <text:p text:style-name="P10"/>
      <text:p text:style-name="P150">Monte Karlos <text:span text:style-name="T14">Speciální příloha</text:span></text:p>
      <text:p text:style-name="P109"/>
      <text:p text:style-name="P110">Veselé Vánoce všem našim věrným čtenářům,</text:p>
      <text:p text:style-name="P110"/>
      <text:p text:style-name="P110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10">Všem co se do stavby betlému pustíte přeju hodně trpělivosti a zdaru při lepení a doufám, že budete se svými výtvory spokojeni. </text:p>
      <text:p text:style-name="P110"/>
      <text:p text:style-name="P111"><text:span text:style-name="T15">Váš <text:s/></text:span>Lubomír Lečko</text:p>
      <text:p text:style-name="P22">vedoucí distribučního oddělení někdeníku Monte Karlos</text:p>
      <text:p text:style-name="P22"/>
      <text:p text:style-name="P102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1"/>
      <text:p text:style-name="P9"/>
      <text:p text:style-name="P149">Monte Karlos 2<text:span text:style-name="T81">7</text:span>-2019</text:p>
      <text:p text:style-name="P112"/>
      <text:p text:style-name="P108">Vážené dámy a pánové, milí příznivci Někdeníku,</text:p>
      <text:p text:style-name="P108"/>
      <text:p text:style-name="P113">konečně je to tady! Nové vánoční dvojčíslo, poslední Někdeník v tomto roce. <text:span text:style-name="T82">Sice</text:span> vychází o tři dny později, než jsem slíbil, <text:span text:style-name="T82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14">Po tři dny a tři noci tak museli všichni naši počítačoví experti usilovně pracovat, aby tento problém napravili. Nyní už je však vše v pořádku a já <text:span text:style-name="T83">bych </text:span>Vám tímto <text:span text:style-name="T83">rád popřál</text:span> krásné vánoční čtení.</text:p>
      <text:p text:style-name="P112"/>
      <text:p text:style-name="P112"><text:span text:style-name="T83">Váš </text:span>Lubomír Lečko</text:p>
      <text:p text:style-name="P23">vedoucí distribučního oddělení někdeníku Monte Karlos</text:p>
      <text:p text:style-name="P23"/>
      <text:p text:style-name="P93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2"/>
      <text:p text:style-name="P82"/>
      <text:p text:style-name="P92"/>
      <text:p text:style-name="P138">2. Fáze</text:p>
      <text:p text:style-name="P5"/>
      <text:p text:style-name="P5">Monte Karlos 1-2020</text:p>
      <text:p text:style-name="P115"/>
      <text:p text:style-name="P39">TOTO NENÍ APRÍLOVÝ ŽERT. MONTE KARLOS NĚKDENÍK PO ČTVRT ROCE SKUTEČNĚ OPĚT VYŠEL. TOTO NENÍ APRÍLOVÝ ŽERT. MONTE KARLOS NĚKDENÍK PO ČTVRT ROCE SKUTEČNĚ OPĚT VYŠEL.</text:p>
      <text:p text:style-name="P115"/>
      <text:p text:style-name="P5">Vážení čtenáři,</text:p>
      <text:p text:style-name="P115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86">hradním komplexu</text:span> v malebném městečku v Německu, (pokud se o aktuálním průběhu soutěže chcete dočíst více, doporučuji nahlédnout do naší nové rubriky <text:span text:style-name="T85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87">Karlostudio 3 FM</text:span> (rádio <text:span text:style-name="T86">M</text:span>onte <text:span text:style-name="T86">K</text:span>arla), ani žádnou z jeho repríz, pak jistě oceníte přepis tohoto komentáře, který naleznete ve zvláštní příloze k tomuto číslu. Rád bych ještě dodal, že spekulace o tom, že původcem <text:span text:style-name="T86">K</text:span>orona viru jsou ilegálně vyvíjené biologické zbraně, kterých chtěla Pálkovská využít při bitvě, a <text:span text:style-name="T85">na kterých měla pod přísným utajením pracovat</text:span> komandátor Jakešová a její Komando smrti, zůstaly nepotvrzené, byť se mnoho novinářů snažilo dokázat opak (drtivá většina z nich se nakazila Koronavirem).</text:p>
      <text:p text:style-name="P116">Co se týká naší delší nepřítomnosti na poli <text:span text:style-name="T86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84">do vašich emailových schránek</text:span>, je nabité informacemi, novými články a rub<text:span text:style-name="T86">r</text:span>ikami a v neposlední řadě rozhovorem s <text:span text:style-name="T84">k</text:span>omandátorem Jakešovou <text:span text:style-name="T84">a to je jen malá ochutnávka z toho, co všechno pro Vás letos v redakci chystáme</text:span>.</text:p>
      <text:p text:style-name="P115"/>
      <text:p text:style-name="P115"><text:span text:style-name="T85">váš </text:span>Lubomír Lečko</text:p>
      <text:p text:style-name="P25">vedoucí distribučního oddělení někdeníku Monte Karlos</text:p>
      <text:p text:style-name="P25"/>
      <text:p text:style-name="P83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17"/>
      <text:p text:style-name="P39">TOTO NENÍ APRÍLOVÝ ŽERT. MONTE KARLOS NĚKDENÍK PO ČTVRT ROCE SKUTEČNĚ OPĚT VYŠEL. TOTO NENÍ APRÍLOVÝ ŽERT. MONTE KARLOS NĚKDENÍK PO ČTVRT ROCE SKUTEČNĚ OPĚT VYŠEL.</text:p>
      <text:p text:style-name="P39"/>
      <text:p text:style-name="P40"/>
      <text:p text:style-name="P140">Monte Karlos 2-2020</text:p>
      <text:p text:style-name="P40"/>
      <text:p text:style-name="P51">Vážené dámy a pánové,</text:p>
      <text:p text:style-name="P51"/>
      <text:p text:style-name="P51">už nemůžu dál. Kantoři se ztrácejí, cel<text:span text:style-name="T88">e</text:span>brity nepřicházejí, mentolové bonbony kam se podíváte, <text:span text:style-name="T88">dovolená.</text:span> Celé to šílenství kolem koronaviru jenom kvůli podělané módě. A <text:span text:style-name="T89">Ašelová</text:span> si najme detektiva. To mi ještě scházelo. <text:span text:style-name="T90">A</text:span> <text:span text:style-name="T90">ta dovolená</text:span>. Mohl<text:span text:style-name="T89">a</text:span> <text:span text:style-name="T89">vyšetření těch únosů</text:span> předat mému detektivnímu oddělení. Ale to on<text:span text:style-name="T89">a</text:span> ne! A ještě o tom pátrání budeme psát v Někdeníku. Samozřejmě, prosím, vždyť to tady <text:span text:style-name="T89">celé</text:span> stejně beztak vede <text:span text:style-name="T88">a může mě poslat, kam chce.</text:span> <text:span text:style-name="T89">Normálně bych byl zvědavý, co z toho detektiva vyleze, ale tentokrát to ani nechci vědět. Pokud to ale zajímá Vás, milí čtenáři, nic Vám nebrání nahlédnout do naší nové rubriky Vyšetřování.</text:span></text:p>
      <text:p text:style-name="P51"/>
      <text:p text:style-name="P51">váš Lubomír Lečko</text:p>
      <text:p text:style-name="P51"><text:span text:style-name="T92">z nucené</text:span><text:span text:style-name="T91"> ilegální dovolené na </text:span><text:span text:style-name="T92">svém metru čtverečním pustého ostrova, </text:span><text:span text:style-name="T93">tohle si někdo odskáče</text:span></text:p>
      <text:p text:style-name="P37"/>
      <text:p text:style-name="P51">Zatracený písek.</text:p>
      <text:p text:style-name="P51"/>
      <text:p text:style-name="P84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4"/>
      <text:p text:style-name="P40"/>
      <text:p text:style-name="P140">Monte Karlos <text:span text:style-name="T94">3</text:span>-2020</text:p>
      <text:p text:style-name="P40"/>
      <text:p text:style-name="P119"><text:span text:style-name="T36">Vážení </text:span><text:span text:style-name="T37">a milí čtenáři</text:span><text:span text:style-name="T36">,</text:span></text:p>
      <text:p text:style-name="P51"/>
      <text:p text:style-name="P120"><text:span text:style-name="T32">kantoři se ztrácejí přímo záchvatným tempem a my stále netušíme, kdo je unáší. </text:span><text:span text:style-name="T33">Zatím máme jediného podezřelého</text:span><text:span text:style-name="T32">. T</text:span><text:span text:style-name="T33">o se zase</text:span><text:span text:style-name="T32"> Sir Daniel Jonathan Pace </text:span><text:span text:style-name="T33">vytáhl</text:span><text:span text:style-name="T32">. Pokud chcete slyšet fňukání a sebelítost nad tím, jak strašn</text:span><text:span text:style-name="T33">ou má práci</text:span><text:span text:style-name="T32">, doporučuju </text:span><text:span text:style-name="T33">jeho</text:span><text:span text:style-name="T32"> skoro čtyři strany dlouhý srdceryvný výlev, který naleznete v našem časopise pod názvem vyšetřování. </text:span><text:span text:style-name="T33">Kdo ho do té práce nutil, </text:span><text:span text:style-name="T34">ptám se já</text:span><text:span text:style-name="T33">.</text:span></text:p>
      <text:p text:style-name="P120"><text:span text:style-name="T33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5">nedaleké</text:span><text:span text:style-name="T33"> budoucnosti. </text:span><text:span text:style-name="T34">K dnešnímu číslu </text:span><text:span text:style-name="T35">Vám </text:span><text:span text:style-name="T34">doporučuji uvařit </text:span><text:span text:style-name="T35">si </text:span><text:span text:style-name="T34">velký hrnek kakaa, upéct alespoň dva plechy </text:span><text:span text:style-name="T35">domácích </text:span><text:span text:style-name="T34">čokoládových sušenek, vyčkat na nějaké <text:s/>deštivé odpoledne a začíst se do něj, bude to stát za to, ostatně jako vždy.</text:span></text:p>
      <text:p text:style-name="P51"/>
      <text:p text:style-name="P51">váš Lubomír Lečko</text:p>
      <text:p text:style-name="P26">vedoucí distribučního oddělení někdeníku Monte Karlos</text:p>
      <text:p text:style-name="P51"/>
      <text:p text:style-name="P84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1">Monte Karlos <text:span text:style-name="T96">4</text:span>-2020</text:p>
      <text:p text:style-name="P41"/>
      <text:p text:style-name="P121"><text:span text:style-name="T36">Vážení </text:span><text:span text:style-name="T37">a milí</text:span><text:span text:style-name="T36"> </text:span><text:span text:style-name="T38">příznivci Někdeníku,</text:span></text:p>
      <text:p text:style-name="P52"/>
      <text:p text:style-name="P62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3"/>
      <text:p text:style-name="P52"><text:span text:style-name="T97">V</text:span>áš Lubomír Lečko</text:p>
      <text:p text:style-name="P27">vedoucí distribučního oddělení někdeníku Monte Karlos</text:p>
      <text:p text:style-name="P52"/>
      <text:p text:style-name="P85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2">Monte Karlos <text:span text:style-name="T98">5</text:span>-2020</text:p>
      <text:p text:style-name="P42"/>
      <text:p text:style-name="P122"><text:span text:style-name="T39">Drazí </text:span><text:span text:style-name="T38">příznivci Někdeníku,</text:span></text:p>
      <text:p text:style-name="P53"/>
      <text:p text:style-name="P71">v tomto čísle se můžete těšit na Karlosův kebab, zdvižené palce, skupinu jezevců a cestu kolem světa, a to vše v Karlos čepici. Také se k nám navrátil již všemi oplakaný Tatar a do DWF se <text:span text:style-name="T99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2">S přáním rychlého a bezbolestného čtení,</text:p>
      <text:p text:style-name="P64"/>
      <text:p text:style-name="P53"><text:span text:style-name="T97">V</text:span>áš Lubomír Lečko</text:p>
      <text:p text:style-name="P28">vedoucí distribučního oddělení někdeníku Monte Karlos</text:p>
      <text:p text:style-name="P53"/>
      <text:p text:style-name="P86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3">Monte Karlos <text:span text:style-name="T100">6</text:span>-2020</text:p>
      <text:p text:style-name="P43"/>
      <text:p text:style-name="P123"><text:span text:style-name="T39">V</text:span><text:span text:style-name="T40">ážení čtenáři</text:span><text:span text:style-name="T38">,</text:span></text:p>
      <text:p text:style-name="P54"/>
      <text:p text:style-name="P123"><text:span text:style-name="T41">z</text:span><text:span text:style-name="T40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24"><text:span text:style-name="T40">Z</text:span><text:span text:style-name="T31">ároveň přijměte prosím mou co nej</text:span><text:span text:style-name="T42">u</text:span><text:span text:style-name="T31">pří</text:span><text:span text:style-name="T42">mnější omluvu za 24 hodinové zpoždění, které jste si museli vytrpět kvůli neschopnému laminovacímu týmu. </text:span><text:span text:style-name="T43">Je to banda břídílů.</text:span><text:span text:style-name="T42"> Všechny jsem je s okamžitou platností propustil a letěl jsem na </text:span><text:span text:style-name="T43">Bakerův ostrov zalaminovat všechny Někdeníky sám.</text:span></text:p>
      <text:p text:style-name="P65"/>
      <text:p text:style-name="P54"><text:span text:style-name="T97">V</text:span>áš Lubomír Lečko</text:p>
      <text:p text:style-name="P29">vedoucí distribučního oddělení někdeníku Monte Karlos</text:p>
      <text:p text:style-name="P54"/>
      <text:p text:style-name="P123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44">Monte Karlos <text:span text:style-name="T14">Speciální příloha 1</text:span></text:p>
      <text:p text:style-name="P45"/>
      <text:p text:style-name="P127"><text:span text:style-name="T39">V</text:span><text:span text:style-name="T40">ážení čtenáři</text:span><text:span text:style-name="T38">,</text:span></text:p>
      <text:p text:style-name="P56"/>
      <text:p text:style-name="P73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6"/>
      <text:p text:style-name="P56"><text:span text:style-name="T97">V</text:span>áš Lubomír Lečko</text:p>
      <text:p text:style-name="P31">vedoucí distribučního oddělení někdeníku Monte Karlos</text:p>
      <text:p text:style-name="P56"/>
      <text:p text:style-name="P153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8"/>
      <text:p text:style-name="P88"/>
      <text:p text:style-name="P88"/>
      <text:p text:style-name="P128"><text:span text:style-name="T44">Monte Karlos </text:span><text:span text:style-name="T48">Speciální příloha </text:span><text:span text:style-name="T50">2</text:span></text:p>
      <text:p text:style-name="P46"/>
      <text:p text:style-name="P128"><text:span text:style-name="T39">V</text:span><text:span text:style-name="T40">ážení </text:span><text:span text:style-name="T49">truchlící</text:span><text:span text:style-name="T38">,</text:span></text:p>
      <text:p text:style-name="P57"/>
      <text:p text:style-name="P128"><text:span text:style-name="T43">J</text:span><text:span text:style-name="T49">e tomu již 126 dní ode </text:span><text:span text:style-name="T50">dne</text:span><text:span text:style-name="T49">, kdy nás opustila Olšana Kupé, nejskvělejší politická recenzentka všech dob. Pár byrokratických záležitostí kolem její smrti se </text:span><text:span text:style-name="T50">ale </text:span><text:span text:style-name="T49">bohužel trochu protáhlo, takže její pohřeb se konal až tuto </text:span><text:span text:style-name="T69">středu</text:span><text:span text:style-name="T49">. </text:span><text:span text:style-name="T43">Ve speciální </text:span><text:span text:style-name="T49">2</text:span><text:span text:style-name="T43">. příloze k ještě nevydanému 7.číslu Monte Karlos Někdeníku Vám </text:span><text:span text:style-name="T51">exkluzivně </text:span><text:span text:style-name="T43">přinášíme </text:span><text:span text:style-name="T49">nevídané svědectví, jednoho ze smutečních hostů.</text:span><text:span text:style-name="T43"> </text:span><text:span text:style-name="T50">Do budoucna se však dívám s optimismem a </text:span><text:span text:style-name="T51">pevně </text:span><text:span text:style-name="T50">věřím, že brzy už budeme distribuovat i nové číslo Někdeníku.</text:span></text:p>
      <text:p text:style-name="P74"/>
      <text:p text:style-name="P133"><text:span text:style-name="T50">Z </text:span><text:span text:style-name="T31">nově vybudovaného sídla Monte Karla (Řím taky nepostavili za den) posílá pozdrav</text:span></text:p>
      <text:p text:style-name="P67"/>
      <text:p text:style-name="P57"><text:span text:style-name="T97">V</text:span>áš Lubomír Lečko</text:p>
      <text:p text:style-name="P32">vedoucí distribučního oddělení někdeníku Monte Karlos</text:p>
      <text:p text:style-name="P57"/>
      <text:p text:style-name="P15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7"/>
      <text:p text:style-name="P152"><text:span text:style-name="T44">Monte Karlos </text:span><text:span text:style-name="T40">7-</text:span><text:span text:style-name="T44">2020</text:span></text:p>
      <text:p text:style-name="P50"/>
      <text:p text:style-name="P136"><text:span text:style-name="T39">V</text:span><text:span text:style-name="T40">ážení čtenáři</text:span><text:span text:style-name="T38">,</text:span></text:p>
      <text:p text:style-name="P136"><text:span text:style-name="T52">závod o post nejvyššího vůdce všeho učitelstva už je zase je v plném proudu a stejně tak pořad Monte Karlos, kter</text:span><text:span text:style-name="T53">ý</text:span><text:span text:style-name="T52"> se sice musí </text:span><text:span text:style-name="T54">kvůli </text:span><text:span text:style-name="T55">jakési pandemii </text:span><text:span text:style-name="T52">pořádat v </text:span><text:span text:style-name="T53">poněkud</text:span><text:span text:style-name="T52"> skromnějším počtu 5</text:span><text:span text:style-name="T53">0 000 diváků, nicméně takto zase mohou mít mezi sebou třímetrové rozestupy a pohodlnější saténová křesla. Zároveň se d</text:span><text:span text:style-name="T55">íky tomuto kroku</text:span><text:span text:style-name="T54"> </text:span><text:span text:style-name="T53">zvýšila exkluzivita pořadu a asi zdevítinásobila cena vstupenek. </text:span><text:span text:style-name="T54">Náhodou se ale také celý rozhovor s celebritou ocitl v krizi. Nebudu Vás napínat, více informací se dozvíte v mé zpovědi. </text:span><text:span text:style-name="T55">Ale samozřejmě i ostatní rubriky mají co nabídnout, bude to stát za to, tak si držte paruky.</text:span></text:p>
      <text:p text:style-name="P70"/>
      <text:p text:style-name="P61"><text:span text:style-name="T97">V</text:span>áš Lubomír Lečko</text:p>
      <text:p text:style-name="P36">vedoucí distribučního oddělení někdeníku Monte Karlos</text:p>
      <text:p text:style-name="P61"/>
      <text:p text:style-name="P131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51"><text:span text:style-name="T44">Monte Karlos </text:span><text:span text:style-name="T48">Speciální příloha </text:span><text:span text:style-name="T50">3</text:span></text:p>
      <text:p text:style-name="P47"/>
      <text:p text:style-name="P129"><text:span text:style-name="T39">V</text:span><text:span text:style-name="T40">ážení </text:span><text:span text:style-name="T49">č</text:span><text:span text:style-name="T57">tenáři</text:span><text:span text:style-name="T38">,</text:span></text:p>
      <text:p text:style-name="P58"/>
      <text:p text:style-name="P76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76">Tímto mi dovolte popřát Vám za celou redakci krásné a nevšední prožití vánočních svátků a budu se těšit brzy na viděnou.</text:p>
      <text:p text:style-name="P68"/>
      <text:p text:style-name="P58"><text:span text:style-name="T97">V</text:span>áš Lubomír Lečko</text:p>
      <text:p text:style-name="P33">vedoucí distribučního oddělení někdeníku Monte Karlos</text:p>
      <text:p text:style-name="P89"/>
      <text:p text:style-name="P158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48"/>
      <text:p text:style-name="P48"/>
      <text:p text:style-name="P48"/>
      <text:p text:style-name="P130"><text:span text:style-name="T44">Monte Karlos </text:span><text:span text:style-name="T48">Speciální příloha </text:span><text:span text:style-name="T50">4</text:span></text:p>
      <text:p text:style-name="P48"/>
      <text:p text:style-name="P130"><text:span text:style-name="T39">D</text:span><text:span text:style-name="T58">razí</text:span><text:span text:style-name="T40"> </text:span><text:span text:style-name="T49">č</text:span><text:span text:style-name="T57">tenáři</text:span><text:span text:style-name="T38">,</text:span></text:p>
      <text:p text:style-name="P59"/>
      <text:p text:style-name="P130"><text:span text:style-name="T58">od vydání 7. čísla už uplynuly dlouhé dva měsíce </text:span><text:span text:style-name="T59">(ano, ani mně se to nechce věřit), </text:span><text:span text:style-name="T58">takže se Vám vůbec nedivím, pokud už jste od stavu napjatého očekávání dalšího v</text:span><text:span text:style-name="T59">ýtisku</text:span><text:span text:style-name="T58"> přešli do stavu naprostého zoufalství </text:span><text:span text:style-name="T59">z nedostatku čerstvých novinek </text:span><text:span text:style-name="T58">a p</text:span><text:span text:style-name="T59">osléze</text:span><text:span text:style-name="T58"> až do stavu naprosté netečnosti. Samozřejmě že si tuto prodlevu někdo patřičně odskáče a že ten někdo budu jako vždycky já. Minulý týden jsem skákal po levé noze, tento týden skáču po pravé a příští </text:span><text:span text:style-name="T64">dva týdny </text:span><text:span text:style-name="T58">budu skákat </text:span><text:span text:style-name="T65">nejprve </text:span><text:span text:style-name="T59">snožmo </text:span><text:span text:style-name="T65">a pak beznožmo</text:span><text:span text:style-name="T59">.</text:span><text:span text:style-name="T58"> Pak už bych měl mít konečně odskákáno, a to by také mělo shodou okolností </text:span><text:span text:style-name="T59">konečně </text:span><text:span text:style-name="T58">vyjít další, tedy 8., číslo </text:span><text:span text:style-name="T59">Monte Karlos Někdeníku</text:span><text:span text:style-name="T58">. Za celé zdržení se </text:span><text:span text:style-name="T60">jménem redakce velmi omlouvám, můžete si být jisti, že se za něj </text:span><text:span text:style-name="T58">bude někdo </text:span><text:span text:style-name="T60">patřičně </text:span><text:span text:style-name="T58">zpovídat </text:span><text:span text:style-name="T61">a jak jinak než </text:span><text:span text:style-name="T62">zase </text:span><text:span text:style-name="T61">já</text:span><text:span text:style-name="T58"> </text:span><text:span text:style-name="T59">a to </text:span><text:span text:style-name="T58">ve své zpovědi, </text:span><text:span text:style-name="T59">kde</text:span><text:span text:style-name="T58"> se také dozvíte, co </text:span><text:span text:style-name="T62">vlastně </text:span><text:span text:style-name="T61">vydání dalšího čísla</text:span><text:span text:style-name="T58"> tak zdrželo.</text:span></text:p>
      <text:p text:style-name="P77"/>
      <text:p text:style-name="P132"><text:span text:style-name="T63">Nemám pro Vás ale jen špatné zprávy jako obvykle. </text:span><text:span text:style-name="T61">V </text:span><text:span text:style-name="T63">příloze dnešního e-mailu naleznete</text:span><text:span text:style-name="T62"> </text:span><text:span text:style-name="T59">4.</text:span><text:span text:style-name="T58"> přílohu k již vydanému 7. číslu, </text:span><text:span text:style-name="T62">průvodce znamením Zvěrály</text:span><text:span text:style-name="T73">TM</text:span><text:span text:style-name="T58">. Magistr Celestius, náš nový dvorní astrolog, Vás v ní provede v</text:span><text:span text:style-name="T62">šemi jejími zákonitostmi, zvláštnostmi, zákoutími a zahradami</text:span><text:span text:style-name="T75"> </text:span><text:span text:style-name="T76">a počínaje 8. číslem se můžete těšit na </text:span><text:span text:style-name="T77">Magistrovy pravidelné předpovědi v naší </text:span><text:span text:style-name="T76">nov</text:span><text:span text:style-name="T77">é</text:span><text:span text:style-name="T76"> rubri</text:span><text:span text:style-name="T77">ce</text:span><text:span text:style-name="T76"> - Kaňonskop. </text:span></text:p>
      <text:p text:style-name="P97"/>
      <text:p text:style-name="P98">Ať při čtení nezabloudíte v šípkovém trní Vám přeje</text:p>
      <text:p text:style-name="P69"/>
      <text:p text:style-name="P59"><text:span text:style-name="T97">V</text:span>áš Lubomír Lečko</text:p>
      <text:p text:style-name="P34"><text:span text:style-name="T101">skákající </text:span>vedoucí distribučního oddělení <text:span text:style-name="T102">N</text:span>ěkdeníku Monte Karlos</text:p>
      <text:p text:style-name="P90"/>
      <text:p text:style-name="P155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1"/>
      <text:p text:style-name="P170"><text:span text:style-name="T104">Zjisti své </text:span>Z<text:span text:style-name="T104">namení</text:span></text:p>
      <text:p text:style-name="P163"/>
      <text:p text:style-name="P168"><text:span text:style-name="T39">V</text:span><text:span text:style-name="T66">ážení</text:span><text:span text:style-name="T40"> </text:span><text:span text:style-name="T49">č</text:span><text:span text:style-name="T57">tenáři</text:span><text:span text:style-name="T38">,</text:span></text:p>
      <text:p text:style-name="P164"/>
      <text:p text:style-name="P169"><text:span text:style-name="T58">V</text:span><text:span text:style-name="T66">e 4.</text:span><text:span text:style-name="T58"> </text:span><text:span text:style-name="T66">příloze k 7. číslu P</text:span><text:span text:style-name="T67">růvodce</text:span><text:span text:style-name="T66"> znamení</text:span><text:span text:style-name="T67">m</text:span><text:span text:style-name="T66"> Zvěrály</text:span><text:span text:style-name="T74">TM</text:span><text:span text:style-name="T66"> jsme Vám nabídli exkluzivní možnost nechat si zdarma vypočítat jaké je vaše znamení. Do poznámky se nám sice dostala drobná chyba – nabídka je platná už od 19.1. (nikoliv až od 19.2., jak bylo v poznámce mylně uvedeno), nicméně i tak už se setkala s velkým ohlasem a množství čtenářů nám píše už </text:span><text:span text:style-name="T67">teď</text:span><text:span text:style-name="T66"> (upřímně nevím co čekali, ale dočkali se odpovědí). </text:span><text:span text:style-name="T67">Pokud jste tedy čekali </text:span><text:span text:style-name="T68">na 19.2.</text:span><text:span text:style-name="T67">, </text:span><text:span text:style-name="T68">tak</text:span><text:span text:style-name="T67"> nemusíte. Pokud jste si mysleli, že se jedná o vtip, tak </text:span><text:span text:style-name="T68">se</text:span><text:span text:style-name="T67"> Vám ani nedivím, </text:span><text:span text:style-name="T68">my si v Někdeníku rádi čas od času zašprýmujeme</text:span><text:span text:style-name="T67">, ale vězte, že tentokrát se o vtip nejedná. A pokud jste třeba ještě nic o této možnosti netušili, tak doporučuji podroběji prostudovat 14. stránku Průvodce znamením Zvěrály</text:span><text:span text:style-name="T74">TM</text:span><text:span text:style-name="T78">, </text:span><text:span text:style-name="T79">kde naleznete všechny potřebné detaily. Já už si jen dovolím připomenout, že dotazy je třeba zasílat nikoliv na tuto adresu, ze které d</text:span><text:span text:style-name="T80">ostáváte</text:span><text:span text:style-name="T79"> Někdeník ale na adresu zeptej.se.Magistra@gmail.com, pan Celestius se svými poskoky se u</text:span><text:span text:style-name="T80">ž</text:span><text:span text:style-name="T79"> těší na Vaše zprávy!</text:span></text:p>
      <text:p text:style-name="P165"/>
      <text:p text:style-name="P164"><text:span text:style-name="T97">V</text:span>áš Lubomír Lečko</text:p>
      <text:p text:style-name="P167"><text:span text:style-name="T106">skákáním znavený </text:span>vedoucí distribučního oddělení <text:span text:style-name="T102">N</text:span>ěkdeníku Monte Karlos</text:p>
      <text:p text:style-name="P162"/>
      <text:p text:style-name="P160"><text:span text:style-name="T18">Pokud byste měli jakékoliv potíže s doručením (noviny Vám nejsou doručovány pravidelně, dostáváte roztrhané nebo zmoklé výtisky, či </text:span><text:span text:style-name="T28">výtisky, které j</text:span><text:span text:style-name="T29">eště nebyly vydány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1-01-31T23:50:55.938000000</dc:date>
    <meta:editing-duration>PT12H5M34S</meta:editing-duration>
    <meta:editing-cycles>53</meta:editing-cycles>
    <meta:generator>LibreOffice/6.3.5.2$Windows_X86_64 LibreOffice_project/dd0751754f11728f69b42ee2af66670068624673</meta:generator>
    <meta:document-statistic meta:table-count="0" meta:image-count="0" meta:object-count="0" meta:page-count="19" meta:paragraph-count="162" meta:word-count="4117" meta:character-count="26703" meta:non-whitespace-character-count="22734"/>
  </office:meta>
</office:document-meta>
</file>